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3.263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4.08cm"/>
    </style:style>
    <style:style style:name="co9" style:family="table-column">
      <style:table-column-properties fo:break-before="auto" style:column-width="3.687cm"/>
    </style:style>
    <style:style style:name="co10" style:family="table-column">
      <style:table-column-properties fo:break-before="auto" style:column-width="3.77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Login">
      <style:table-properties table:display="true" style:writing-mode="lr-tb"/>
    </style:style>
    <style:style style:name="ta2" style:family="table" style:master-page-name="PageStyle_5f_Account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TCName</text:p>
          </table:table-cell>
          <table:table-cell office:value-type="string">
            <text:p>StepDescription</text:p>
          </table:table-cell>
          <table:table-cell office:value-type="string">
            <text:p>StepAction</text:p>
          </table:table-cell>
          <table:table-cell office:value-type="string">
            <text:p>StepObject</text:p>
          </table:table-cell>
          <table:table-cell office:value-type="string">
            <text:p>StepInputData</text:p>
          </table:table-cell>
          <table:table-cell office:value-type="string">
            <text:p>StepOutputData</text:p>
          </table:table-cell>
          <table:table-cell table:number-columns-repeated="1018"/>
        </table:table-row>
        <table:table-row table:style-name="ro1">
          <table:table-cell office:value-type="string">
            <text:p>Login001</text:p>
          </table:table-cell>
          <table:table-cell office:value-type="string">
            <text:p>Enter username</text:p>
          </table:table-cell>
          <table:table-cell office:value-type="string">
            <text:p>EnterText</text:p>
          </table:table-cell>
          <table:table-cell table:style-name="ce1" office:value-type="string">
            <text:p>UserName</text:p>
          </table:table-cell>
          <table:table-cell office:value-type="string">
            <text:p>@User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password</text:p>
          </table:table-cell>
          <table:table-cell office:value-type="string">
            <text:p>EnterText</text:p>
          </table:table-cell>
          <table:table-cell table:style-name="ce1" office:value-type="string">
            <text:p>Password</text:p>
          </table:table-cell>
          <table:table-cell office:value-type="string">
            <text:p>@Passwor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lick login link</text:p>
          </table:table-cell>
          <table:table-cell office:value-type="string">
            <text:p>Click</text:p>
          </table:table-cell>
          <table:table-cell table:style-name="ce1" office:value-type="string">
            <text:p>Login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ounts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TCName</text:p>
          </table:table-cell>
          <table:table-cell office:value-type="string">
            <text:p>StepDescription</text:p>
          </table:table-cell>
          <table:table-cell office:value-type="string">
            <text:p>StepAction</text:p>
          </table:table-cell>
          <table:table-cell office:value-type="string">
            <text:p>StepObject</text:p>
          </table:table-cell>
          <table:table-cell office:value-type="string">
            <text:p>StepInputData</text:p>
          </table:table-cell>
          <table:table-cell office:value-type="string">
            <text:p>StepOutputData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gisterNewUser</text:p>
          </table:table-cell>
          <table:table-cell office:value-type="string">
            <text:p>Click Register Link</text:p>
          </table:table-cell>
          <table:table-cell office:value-type="string">
            <text:p>Clic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register new user page is displayed</text:p>
          </table:table-cell>
          <table:table-cell office:value-type="string">
            <text:p>VerifyPageLoaded</text:p>
          </table:table-cell>
          <table:table-cell table:style-name="ce1" office:value-type="string">
            <text:p>RegisterUserNam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ter user name</text:p>
          </table:table-cell>
          <table:table-cell office:value-type="string">
            <text:p>EnterText</text:p>
          </table:table-cell>
          <table:table-cell table:style-name="ce1" office:value-type="string">
            <text:p>RegisterUserName</text:p>
          </table:table-cell>
          <table:table-cell table:style-name="ce2" office:value-type="string">
            <text:p>Userna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er password</text:p>
          </table:table-cell>
          <table:table-cell office:value-type="string">
            <text:p>EnterText</text:p>
          </table:table-cell>
          <table:table-cell table:style-name="ce1" office:value-type="string">
            <text:p>RegisterPassword</text:p>
          </table:table-cell>
          <table:table-cell table:style-name="ce2" office:value-type="string">
            <text:p>Passwor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-Enter password</text:p>
          </table:table-cell>
          <table:table-cell office:value-type="string">
            <text:p>EnterText</text:p>
          </table:table-cell>
          <table:table-cell table:style-name="ce1" office:value-type="string">
            <text:p>RegisterConfPassword</text:p>
          </table:table-cell>
          <table:table-cell table:style-name="ce2" office:value-type="string">
            <text:p>Passwor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erify success message is displayed</text:p>
          </table:table-cell>
          <table:table-cell office:value-type="string">
            <text:p>VerifyMessage</text:p>
          </table:table-cell>
          <table:table-cell/>
          <table:table-cell table:style-name="ce2" office:value-type="string">
            <text:p>ExpectedMsg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2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n" style:display-name="PageStyle_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2:38:36.38</dc:date>
    <dc:creator>Chandrasekar S</dc:creator>
    <meta:generator>OpenOffice/4.1.3$Win32 OpenOffice.org_project/413m1$Build-9783</meta:generator>
    <meta:editing-duration>PT2M52S</meta:editing-duration>
    <meta:editing-cycles>2</meta:editing-cycles>
    <meta:document-statistic meta:table-count="2" meta:cell-count="45" meta:object-count="0"/>
  </office:meta>
</office:document-meta>
</file>